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style:font-name="OpenSans1" fo:font-weight="normal" style:font-weight-asian="normal" style:font-weight-complex="normal"/>
    </style:style>
    <style:style style:name="P2" style:family="paragraph" style:parent-style-name="Standard">
      <style:text-properties fo:color="#000000" loext:opacity="100%" style:font-name="OpenSans1" fo:font-size="13.5pt" fo:font-style="normal" fo:font-weight="normal" style:font-size-asian="13.5pt" style:font-style-asian="normal" style:font-weight-asian="normal" style:font-weight-complex="normal"/>
    </style:style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OpenSans" fo:font-size="10pt" fo:font-style="normal" fo:font-weight="normal" style:font-size-asian="10pt" style:font-style-asian="normal" style:font-weight-asian="normal" style:font-size-complex="12pt"/>
    </style:style>
    <style:style style:name="T3" style:family="text">
      <style:text-properties fo:color="#000000" loext:opacity="100%" style:font-name="OpenSans-Bold" fo:font-size="13.5pt" fo:font-style="normal" fo:font-weight="bold" style:font-size-asian="13.5pt" style:font-style-asian="normal" style:font-weight-asian="bold"/>
    </style:style>
    <style:style style:name="T4" style:family="text">
      <style:text-properties fo:color="#000000" loext:opacity="100%" fo:font-size="13.5pt" fo:font-style="normal" style:font-size-asian="13.5pt" style:font-style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4">Interlineado sencillo</text:span></text:p>
      <text:p text:style-name="Standard" loext:marker-style-name="T1"><text:span text:style-name="T1">Vitamina E; potente antioxidante, muy eficaz en la prevención de enfermedades cardiovasculares, que además participa en la formación de glóbulos rojos.</text:span></text:p>
      <text:p text:style-name="Standard" loext:marker-style-name="T1"><text:span text:style-name="T1">Vitamina A; contribuye al crecimiento y reparación de los tejidos, ayuda a la formación de huesos y dientes, y refuerza el sistema inmunitario. También presenta propiedades contra el envejecimiento, la arteriosclerosis y el cáncer.</text:span></text:p>
      <text:p text:style-name="Standard" loext:marker-style-name="T1"><text:span text:style-name="T1">También se ha demostrado la eficacia de las nueces a la hora de reducir el nivel de colesterol en la sangre.</text:span></text:p>
      <text:p text:style-name="Standard" loext:marker-style-name="T3"><text:span text:style-name="T3"/></text:p>
      <text:p text:style-name="P2" loext:marker-style-name="T3">Interlineado 1,5</text:p>
      <text:p text:style-name="Standard" loext:marker-style-name="T1"><text:span text:style-name="T1">Vitamina E; potente antioxidante, muy eficaz en la prevención de enfermedades cardiovasculares, que además participa en la formación de glóbulos rojos.</text:span></text:p>
      <text:p text:style-name="Standard" loext:marker-style-name="T1"><text:span text:style-name="T1">Vitamina A; contribuye al crecimiento y reparación de los tejidos, ayuda a la formación de huesos y dientes, y refuerza el sistema inmunitario. También presenta propiedades contra el envejecimiento, la arteriosclerosis y el cáncer.</text:span></text:p>
      <text:p text:style-name="Standard" loext:marker-style-name="T1"><text:span text:style-name="T1">También se ha demostrado la eficacia de las nueces a la hora de reducir el </text:span><text:span text:style-name="T2">nivel de colesterol en la sang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10:14.049000000</dc:date>
    <meta:editing-duration>PT14M11S</meta:editing-duration>
    <meta:editing-cycles>13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8" meta:word-count="156" meta:character-count="1017" meta:non-whitespace-character-count="869"/>
  </office:meta>
</office:document-meta>
</file>